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7.239cm" svg:height="2.286cm" svg:x="25.146cm" svg:y="2.159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239cm" svg:height="2.032cm" svg:x="42.164cm" svg:y="12.7cm">
          <text:p text:style-name="P1">TransactionDA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2.032cm" svg:x="9.271cm" svg:y="14.224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842cm" svg:height="2.032cm" svg:x="49.657cm" svg:y="12.7cm">
          <text:p text:style-name="P1">CategoryDA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2.032cm" svg:x="9.271cm" svg:y="11.938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731cm" svg:height="2.159cm" svg:x="21.717cm" svg:y="24.765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9" draw:id="id9" draw:layer="layout" svg:width="6.985cm" svg:height="2.413cm" svg:x="28.702cm" svg:y="24.765cm">
          <text:p text:style-name="P1">FileWr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239cm" svg:height="4.191cm" svg:x="24.765cm" svg:y="28.067cm">
          <text:p text:style-name="P1">DataFile (JS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239cm" svg:height="2.54cm" svg:x="45.466cm" svg:y="4.953cm">
          <text:p text:style-name="P1">RawView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525cm" svg:height="1.651cm" svg:x="58.039cm" svg:y="4.572cm">
          <text:p text:style-name="P1">CategoryCombo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128cm" svg:height="1.651cm" svg:x="59.69cm" svg:y="13.081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747cm" svg:height="1.778cm" svg:x="59.944cm" svg:y="8.89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604cm" svg:height="1.778cm" svg:x="61.214cm" svg:y="10.922cm">
          <text:p text:style-name="P1">Dat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1.049cm" svg:height="2.032cm" svg:x="56.642cm" svg:y="6.477cm">
          <text:p text:style-name="P1">TransactionType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254cm" svg:x1="59.69cm" svg:y1="13.906cm" svg:x2="52.705cm" svg:y2="6.223cm" draw:start-shape="id1" draw:start-glue-point="3" draw:end-shape="id2" draw:end-glue-point="1" svg:d="M59690 13906h-3747v-7683h-3238" svg:viewBox="0 0 6986 7684">
          <text:p/>
        </draw:connector>
        <draw:connector draw:style-name="gr2" draw:text-style-name="P1" draw:layer="layout" draw:line-skew="-1.016cm" svg:x1="61.214cm" svg:y1="11.811cm" svg:x2="52.705cm" svg:y2="6.223cm" draw:start-shape="id3" draw:start-glue-point="3" draw:end-shape="id2" draw:end-glue-point="1" svg:d="M61214 11811h-5271v-5588h-3238" svg:viewBox="0 0 8510 5589">
          <text:p/>
        </draw:connector>
        <draw:connector draw:style-name="gr2" draw:text-style-name="P1" draw:layer="layout" draw:line-skew="-0.507cm" svg:x1="59.944cm" svg:y1="9.779cm" svg:x2="52.705cm" svg:y2="6.223cm" draw:start-shape="id4" draw:start-glue-point="3" draw:end-shape="id2" draw:end-glue-point="1" svg:d="M59944 9779h-4127v-3556h-3112" svg:viewBox="0 0 7240 3557">
          <text:p/>
        </draw:connector>
        <draw:connector draw:style-name="gr2" draw:text-style-name="P1" draw:layer="layout" draw:line-skew="1.207cm" svg:x1="56.642cm" svg:y1="7.493cm" svg:x2="52.705cm" svg:y2="6.223cm" draw:start-shape="id5" draw:start-glue-point="3" draw:end-shape="id2" draw:end-glue-point="1" svg:d="M56642 7493h-762v-1270h-3175" svg:viewBox="0 0 3938 1271">
          <text:p/>
        </draw:connector>
        <draw:connector draw:style-name="gr2" draw:text-style-name="P1" draw:layer="layout" draw:line-skew="0.382cm" svg:x1="58.039cm" svg:y1="5.397cm" svg:x2="52.705cm" svg:y2="6.223cm" draw:start-shape="id6" draw:start-glue-point="3" draw:end-shape="id2" draw:end-glue-point="1" svg:d="M58039 5397h-2286v826h-3048" svg:viewBox="0 0 5335 827">
          <text:p/>
        </draw:connector>
        <draw:custom-shape draw:style-name="gr1" draw:text-style-name="P1" xml:id="id10" draw:id="id10" draw:layer="layout" svg:width="9.398cm" svg:height="2.667cm" svg:x="24.13cm" svg:y="20.955cm">
          <text:p text:style-name="P1">Cached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.082cm" svg:y1="26.924cm" svg:x2="28.384cm" svg:y2="28.067cm" draw:start-shape="id7" draw:start-glue-point="2" draw:end-shape="id8" svg:d="M25082 26924v571h3302v572" svg:viewBox="0 0 3303 1144">
          <text:p/>
        </draw:connector>
        <draw:connector draw:style-name="gr2" draw:text-style-name="P1" draw:layer="layout" svg:x1="32.194cm" svg:y1="27.178cm" svg:x2="28.384cm" svg:y2="28.067cm" draw:start-shape="id9" draw:start-glue-point="2" draw:end-shape="id8" draw:end-glue-point="0" svg:d="M32194 27178v444h-3810v445" svg:viewBox="0 0 3811 890">
          <text:p/>
        </draw:connector>
        <draw:connector draw:style-name="gr2" draw:text-style-name="P1" draw:layer="layout" svg:x1="28.829cm" svg:y1="23.622cm" svg:x2="25.082cm" svg:y2="24.765cm" draw:start-shape="id10" draw:start-glue-point="2" draw:end-shape="id7" draw:end-glue-point="0" svg:d="M28829 23622v571h-3747v572" svg:viewBox="0 0 3748 1144">
          <text:p/>
        </draw:connector>
        <draw:connector draw:style-name="gr2" draw:text-style-name="P1" draw:layer="layout" svg:x1="28.829cm" svg:y1="23.622cm" svg:x2="32.194cm" svg:y2="24.765cm" draw:start-shape="id10" draw:start-glue-point="2" draw:end-shape="id9" svg:d="M28829 23622v571h3365v572" svg:viewBox="0 0 3366 1144">
          <text:p/>
        </draw:connector>
        <draw:connector draw:style-name="gr2" draw:text-style-name="P1" draw:layer="layout" svg:x1="45.783cm" svg:y1="12.7cm" svg:x2="49.085cm" svg:y2="7.493cm" draw:start-shape="id11" draw:start-glue-point="0" draw:end-shape="id2" draw:end-glue-point="2" svg:d="M45783 12700v-2603h3302v-2604" svg:viewBox="0 0 3303 5208">
          <text:p/>
        </draw:connector>
        <draw:connector draw:style-name="gr2" draw:text-style-name="P1" draw:layer="layout" svg:x1="52.578cm" svg:y1="12.7cm" svg:x2="49.085cm" svg:y2="7.493cm" draw:start-shape="id12" draw:start-glue-point="0" draw:end-shape="id2" draw:end-glue-point="2" svg:d="M52578 12700v-2603h-3493v-2604" svg:viewBox="0 0 3494 5208">
          <text:p/>
        </draw:connector>
        <draw:frame draw:style-name="gr3" draw:layer="layout" svg:width="5.461cm" svg:height="2.384cm" svg:x="46.736cm" svg:y="8.89cm">
          <draw:text-box>
            <text:p>Pointer to cached data is passed to DAOs</text:p>
          </draw:text-box>
        </draw:frame>
        <draw:connector draw:style-name="gr2" draw:text-style-name="P1" draw:layer="layout" svg:x1="28.765cm" svg:y1="4.445cm" svg:x2="28.829cm" svg:y2="20.955cm" draw:start-shape="id13" draw:start-glue-point="2" draw:end-shape="id10" draw:end-glue-point="0" svg:d="M28765 4445v8255h64v8255" svg:viewBox="0 0 65 16511">
          <text:p/>
        </draw:connector>
        <draw:connector draw:style-name="gr4" draw:text-style-name="P1" draw:layer="layout" draw:type="lines" svg:x1="45.783cm" svg:y1="14.732cm" svg:x2="33.528cm" svg:y2="22.288cm" draw:start-shape="id11" draw:start-glue-point="2" draw:end-shape="id10" svg:d="M45783 14732v501l-11754 7055h-501" svg:viewBox="0 0 12256 7557">
          <text:p/>
        </draw:connector>
        <draw:connector draw:style-name="gr4" draw:text-style-name="P1" draw:layer="layout" draw:type="lines" svg:x1="52.578cm" svg:y1="14.732cm" svg:x2="33.528cm" svg:y2="22.288cm" draw:start-shape="id12" draw:start-glue-point="2" draw:end-shape="id10" draw:end-glue-point="1" svg:d="M52578 14732v501l-18549 7055h-501" svg:viewBox="0 0 19051 7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4-12-03T14:40:37.950494681</dc:date>
    <meta:editing-duration>PT15M21S</meta:editing-duration>
    <meta:editing-cycles>10</meta:editing-cycles>
    <meta:generator>LibreOffice/4.2.6.3$Linux_X86_64 LibreOffice_project/420m0$Build-3</meta:generator>
    <meta:document-statistic meta:object-count="30"/>
  </office:meta>
</office:document-meta>
</file>